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2">
      <style:text-properties fo:language="de" fo:country="DE" fo:background-color="#fff200"/>
    </style:style>
    <style:style style:name="P3" style:family="paragraph" style:parent-style-name="Title">
      <style:text-properties fo:language="de" fo:country="DE" officeooo:rsid="001f4e9b" officeooo:paragraph-rsid="001f4e9b"/>
    </style:style>
    <style:style style:name="P4" style:family="paragraph" style:parent-style-name="Contents_20_Heading">
      <style:text-properties fo:language="de" fo:country="DE"/>
    </style:style>
    <style:style style:name="P5" style:family="paragraph" style:parent-style-name="Footer">
      <style:text-properties fo:language="de" fo:country="DE"/>
    </style:style>
    <style:style style:name="P6" style:family="paragraph" style:parent-style-name="Header">
      <style:text-properties fo:language="de" fo:country="DE"/>
    </style:style>
    <style:style style:name="P7" style:family="paragraph" style:parent-style-name="Heading_20_1">
      <style:text-properties fo:language="de" fo:country="DE"/>
    </style:style>
    <style:style style:name="P8" style:family="paragraph" style:parent-style-name="Heading_20_1">
      <style:text-properties fo:language="de" fo:country="DE" officeooo:paragraph-rsid="00249967"/>
    </style:style>
    <style:style style:name="P9" style:family="paragraph" style:parent-style-name="Subtitle">
      <style:text-properties fo:language="de" fo:country="DE" officeooo:rsid="001f4e9b" officeooo:paragraph-rsid="001f4e9b"/>
    </style:style>
    <style:style style:name="P10" style:family="paragraph" style:parent-style-name="Text_20_body">
      <style:text-properties fo:language="de" fo:country="DE" officeooo:paragraph-rsid="001f4e9b" fo:background-color="#fff200"/>
    </style:style>
    <style:style style:name="P11" style:family="paragraph" style:parent-style-name="Text_20_body">
      <style:text-properties fo:language="de" fo:country="DE" fo:font-weight="bold" officeooo:paragraph-rsid="001f4e9b" fo:background-color="#fff200" style:font-weight-asian="bold" style:font-weight-complex="bold"/>
    </style:style>
    <style:style style:name="P12" style:family="paragraph" style:parent-style-name="Text_20_body">
      <style:text-properties fo:language="de" fo:country="DE"/>
    </style:style>
    <style:style style:name="P13" style:family="paragraph" style:parent-style-name="Text_20_body">
      <style:text-properties fo:language="de" fo:country="DE" officeooo:rsid="0025f50e" officeooo:paragraph-rsid="0025f50e"/>
    </style:style>
    <style:style style:name="T1" style:family="text">
      <style:text-properties officeooo:rsid="001fbed0"/>
    </style:style>
    <style:style style:name="T2" style:family="text">
      <style:text-properties officeooo:rsid="001f4e9b"/>
    </style:style>
    <style:style style:name="T3" style:family="text">
      <style:text-properties fo:language="de" fo:country="DE"/>
    </style:style>
    <style:style style:name="T4" style:family="text">
      <style:text-properties officeooo:rsid="002691f9"/>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Aufgabe 1: LibreOffice-Dokument<text:reference-mark-end text:name="Aufgabe"/></text:p>
      <text:p text:style-name="P9">Team-ID: <text:reference-mark-start text:name="teamid"/><text:reference-mark-start text:name="0070"/>?????<text:reference-mark-end text:name="0070"/><text:reference-mark-end text:name="teamid"/></text:p>
      <text:p text:style-name="P9">Team: Teamname (oder dein Name)</text:p>
      <text:p text:style-name="P9">Bearbeiter/-innen dieser Aufgabe:<text:line-break/>Vor- und Nachnamen</text:p>
      <text:p text:style-name="P9"><text:date style:data-style-name="N81" text:date-value="2021-10-19T12:47:39.034000220" text:fixed="true">19.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Inhaltsverzeichnis</text:p>
          </text:index-title>
          <text:p text:style-name="P1"><text:a xlink:type="simple" xlink:href="#__RefHeading___Toc2232_4178761632" text:style-name="Index_20_Link" text:visited-style-name="Index_20_Link"><text:span text:style-name="T3">Lösungsidee<text:tab/>1</text:span></text:a></text:p>
          <text:p text:style-name="P1"><text:a xlink:type="simple" xlink:href="#__RefHeading___Toc2234_4178761632" text:style-name="Index_20_Link" text:visited-style-name="Index_20_Link"><text:span text:style-name="T3">Umsetzung<text:tab/>1</text:span></text:a></text:p>
          <text:p text:style-name="P1"><text:a xlink:type="simple" xlink:href="#__RefHeading___Toc2236_4178761632" text:style-name="Index_20_Link" text:visited-style-name="Index_20_Link"><text:span text:style-name="T3">Beispiele<text:tab/>2</text:span></text:a></text:p>
          <text:p text:style-name="P1"><text:a xlink:type="simple" xlink:href="#__RefHeading___Toc2238_4178761632" text:style-name="Index_20_Link" text:visited-style-name="Index_20_Link"><text:span text:style-name="T3">Quellcode<text:tab/>2</text:span></text:a></text:p>
        </text:index-body>
      </text:table-of-content>
      <text:p text:style-name="P10">Anleitung: Trage oben die Aufgabennummer, die Team-ID, den Team-Namen und alle Bearbeiter/-innen dieser Aufgabe mit Vor- und Namen ein. Vergiss nicht, auch den Aufgabennamen anzupassen (statt „<text:span text:style-name="T1">LibreOffice</text:span>-Dokument“)! </text:p>
      <text:p text:style-name="P10">Drücke dann F9 zur Aktualisierung, lösche diese Anleitung und lege los :)</text:p>
      <text:p text:style-name="P10">Wenn du neue Überschriften einfügst, solltest du das Inhaltsverzeichnis mittels Rechtsklick aktualisieren. </text:p>
      <text:p text:style-name="P11">Die gelb hinterlegten Texte, die hier bereits stehen, geben ein paar Hinweise zur Einsendung. Du solltest sie aber in deiner Einsendung wieder entfernen!</text:p>
      <text:h text:style-name="P7" text:outline-level="1"><text:bookmark-start text:name="__RefHeading___Toc2232_4178761632"/>Lösungsidee<text:bookmark-end text:name="__RefHeading___Toc2232_4178761632"/></text:h>
      <text:p text:style-name="P10">Die Idee der Lösung sollte hieraus vollkommen ersichtlich werden, ohne dass auf die eigentliche Implementierung Bezug genommen wird.</text:p>
      <text:p text:style-name="P2">Unterüberschriften</text:p>
      <text:p text:style-name="P10">Wenn nötig, füge sinnvoll formatierte Unterpunkte ein, indem du die Formatvorlage „Überschrift 2“ (oder „Heading 2“) anwendest. Vergiss nicht, das Inhaltsverzeichnis anschließend wieder mittels Rechtsklick zu aktualisieren.</text:p>
      <text:p text:style-name="P12">Als Lösungsidee haben wir uns eine doppelseitige Bruteforce-Methode überlegt, welche durch Ausprobieren die kürzeste Lösung für jedes Auto findet.</text:p>
      <text:h text:style-name="P7" text:outline-level="1"><text:bookmark-start text:name="__RefHeading___Toc2234_4178761632"/><text:soft-page-break/>Umsetzung<text:bookmark-end text:name="__RefHeading___Toc2234_4178761632"/></text:h>
      <text:p text:style-name="P10">Hier wird kurz erläutert, wie die Lösungsidee im Programm tatsächlich umgesetzt wurde. Hier können auch Implementierungsdetails erwähnt werden.</text:p>
      <text:p text:style-name="P13">Die Basis des Programms ist die Methode „Autos Ausparken“. Diese ruft für alle auszuparkenden Autos die „selectShorterPath“ Methode, gefolgt von der „resetCars“ Methode auf und schreibt zuletzt das Ergebnis in der Konsole aus. Bevor die <text:span text:style-name="T4">A</text:span>usführung startet, wird überprüft zu welchem Grad der Parkplatz überhaupt lösbar ist.</text:p>
      <text:p text:style-name="P13">Die „selectShorterPath“ Methode</text:p>
      <text:h text:style-name="P8" text:outline-level="1"><text:bookmark-start text:name="__RefHeading___Toc2236_4178761632"/>Beispiele<text:bookmark-end text:name="__RefHeading___Toc2236_4178761632"/></text:h>
      <text:p text:style-name="P10">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P7" text:outline-level="1"><text:bookmark-start text:name="__RefHeading___Toc2238_4178761632"/>Quellcode<text:bookmark-end text:name="__RefHeading___Toc2238_4178761632"/></text:h>
      <text:p text:style-name="P10">Unwichtige Teile des Programms sollen hier nicht abgedruckt werden. Dieser Teil sollte nicht mehr als 2–3 Seiten umfassen, maximal 10.</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LibreOffice-Dokument</text:reference-ref><text:tab/><text:tab/><text:span text:style-name="MT1">Team-ID: </text:span><text:span text:style-name="MT1"><text:reference-ref text:reference-format="text" text:ref-name="TeamId">Fehler: Verweis nicht gefunden</text:reference-ref></text:span></text:p>
      </style:header>
      <style:header-first>
        <text:p text:style-name="MP1"/>
      </style:header-first>
      <style:footer>
        <text:p text:style-name="MP2"><text:tab/><text:page-number text:select-page="current">2</text:page-number>/<text:page-count>2</text:page-count></text:p>
      </style:footer>
      <style:footer-first>
        <text:p text:style-name="MP2"><text:tab/><text:page-number text:select-page="current">1</text:page-number>/<text:page-count>2</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3H51M6S</meta:editing-duration>
    <meta:editing-cycles>3</meta:editing-cycles>
    <meta:generator>LibreOffice/7.2.1.2$Windows_X86_64 LibreOffice_project/87b77fad49947c1441b67c559c339af8f3517e22</meta:generator>
    <dc:date>2021-10-23T11:39:49.432000000</dc:date>
    <meta:document-statistic meta:table-count="0" meta:image-count="0" meta:object-count="0" meta:page-count="2" meta:paragraph-count="30" meta:word-count="302" meta:character-count="2270" meta:non-whitespace-character-count="1993"/>
  </office:meta>
</office:document-meta>
</file>